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148a91" officeooo:paragraph-rsid="00148a91"/>
    </style:style>
    <style:style style:name="P2" style:family="paragraph" style:parent-style-name="Heading_20_1">
      <style:text-properties officeooo:rsid="00148a91" officeooo:paragraph-rsid="00148a91"/>
    </style:style>
    <style:style style:name="P3" style:family="paragraph" style:parent-style-name="Heading_20_2">
      <style:text-properties officeooo:rsid="00148a91" officeooo:paragraph-rsid="00148a91"/>
    </style:style>
    <style:style style:name="P4" style:family="paragraph" style:parent-style-name="First_20_line_20_indent">
      <style:text-properties officeooo:rsid="00148a91" officeooo:paragraph-rsid="00148a91"/>
    </style:style>
    <style:style style:name="P5" style:family="paragraph" style:parent-style-name="Первая_20_строка_20_с_20_отступом_20__28_нумерованный_29_">
      <style:text-properties officeooo:rsid="00148a91" officeooo:paragraph-rsid="00148a91"/>
    </style:style>
    <style:style style:name="P6" style:family="paragraph" style:parent-style-name="Первая_20_строка_20_с_20_отступом_20__28_нумерованный_29_">
      <style:text-properties fo:language="ru" fo:country="RU" officeooo:rsid="00148a91" officeooo:paragraph-rsid="00150224"/>
    </style:style>
    <style:style style:name="P7" style:family="paragraph" style:parent-style-name="Первая_20_строка_20_с_20_отступом_20__28_нумерованный_29_">
      <style:text-properties fo:language="ru" fo:country="RU" officeooo:rsid="00150224" officeooo:paragraph-rsid="00150224"/>
    </style:style>
    <style:style style:name="P8" style:family="paragraph" style:parent-style-name="Первая_20_строка_20_с_20_отступом_20__28_нумерованный_29_">
      <style:text-properties officeooo:paragraph-rsid="00150224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50224"/>
    </style:style>
    <style:style style:name="T4" style:family="text">
      <style:text-properties officeooo:rsid="00150224"/>
    </style:style>
    <style:style style:name="T5" style:family="text">
      <style:text-properties fo:language="en" fo:country="US" officeooo:rsid="001502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 1</text:p>
      <text:h text:style-name="P2" text:outline-level="1">Установка и настройка средств программирования</text:h>
      <text:h text:style-name="P3" text:outline-level="2">Цель работы</text:h>
      <text:p text:style-name="P4">Дать студентам практический навык установки интерпретатора языка программирования <text:span text:style-name="T1">Python, </text:span><text:span text:style-name="T2">системы контроля и управления версиями </text:span><text:span text:style-name="T1">Git, </text:span><text:span text:style-name="T2">интегрированной среды разработки </text:span><text:span text:style-name="T1">PyCharm </text:span><text:span text:style-name="T2">и подготовки простой программы на языке программирования </text:span><text:span text:style-name="T1">Python.</text:span></text:p>
      <text:h text:style-name="P3" text:outline-level="2">Постановка задачи</text:h>
      <text:list text:style-name="Numbering_20_123">
        <text:list-item>
          <text:p text:style-name="P5">Установить на компьютер интерпретатор языка программирования <text:span text:style-name="T1">Python. </text:span><text:span text:style-name="T2">Актуальную версию можно </text:span><text:span text:style-name="T3">загрузить</text:span><text:span text:style-name="T2"> с официального сайта </text:span><text:a xlink:type="simple" xlink:href="https://python.org/" text:style-name="Internet_20_link" text:visited-style-name="Visited_20_Internet_20_Link"><text:span text:style-name="T1">https://python.org</text:span></text:a><text:span text:style-name="T1">.</text:span></text:p>
        </text:list-item>
        <text:list-item>
          <text:p text:style-name="P6">Установить на компьютер систему контроля управления версиями <text:span text:style-name="T1">Git.</text:span> <text:span text:style-name="T4">Актуальную версию можно загрузить с официального сайта</text:span><text:span text:style-name="T5"> </text:span><text:a xlink:type="simple" xlink:href="https://git-scm.com/" text:style-name="Internet_20_link" text:visited-style-name="Visited_20_Internet_20_Link"><text:span text:style-name="T5">https://git-scm.com</text:span></text:a><text:span text:style-name="T5">.</text:span></text:p>
        </text:list-item>
        <text:list-item>
          <text:p text:style-name="P6">Создать репозиторий на веб-платформ<text:span text:style-name="T4">е</text:span> для хостинга проектов и совместной разработки с использованием системы контроля версий Git<text:span text:style-name="T5">Hub </text:span><text:a xlink:type="simple" xlink:href="https://github.com/" text:style-name="Internet_20_link" text:visited-style-name="Visited_20_Internet_20_Link"><text:span text:style-name="T5">https://github.com</text:span></text:a><text:span text:style-name="T5">.</text:span></text:p>
        </text:list-item>
        <text:list-item>
          <text:p text:style-name="P7">Установить интегрированную среду разработки <text:span text:style-name="T1">PyCharm. </text:span>Актуальную версию можно загрузить с официального сайта <text:a xlink:type="simple" xlink:href="https://jetbrains.com/pycharm" text:style-name="Internet_20_link" text:visited-style-name="Visited_20_Internet_20_Link"><text:span text:style-name="T1">https://jetbrains.com/pycharm</text:span></text:a><text:span text:style-name="T1">.</text:span></text:p>
        </text:list-item>
        <text:list-item>
          <text:p text:style-name="P7">Настроить в интегрированной среде разработки <text:span text:style-name="T1">PyCharm</text:span> подключение<text:line-break/>к созданному репозиторию <text:span text:style-name="T1">GitHub.</text:span></text:p>
        </text:list-item>
        <text:list-item>
          <text:p text:style-name="P7">Создать проект программы выводящей в командную строку текст <text:span text:style-name="T1">“Hello Python!” </text:span>в локальном репозитории <text:span text:style-name="T1">Git </text:span>и отправить его в удаленный репозиторий<text:line-break/>на <text:span text:style-name="T1">GitHub.</text:span></text:p>
        </text:list-item>
        <text:list-item>
          <text:p text:style-name="P8"><text:span text:style-name="T3">Оформить отчет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3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6T06:01:26.391414900</meta:creation-date>
    <meta:editing-duration>PT19M17S</meta:editing-duration>
    <meta:editing-cycles>4</meta:editing-cycles>
    <meta:generator>LibreOffice/25.2.5.2$Windows_X86_64 LibreOffice_project/03d19516eb2e1dd5d4ccd751a0d6f35f35e08022</meta:generator>
    <dc:title>my_default</dc:title>
    <dc:date>2025-09-06T06:41:43.150223300</dc:date>
    <meta:document-statistic meta:table-count="0" meta:image-count="0" meta:object-count="0" meta:page-count="1" meta:paragraph-count="13" meta:word-count="144" meta:character-count="1189" meta:non-whitespace-character-count="1065"/>
    <meta:template xlink:type="simple" xlink:actuate="onRequest" xlink:title="my_default" xlink:href="../../../AppData/Roaming/LibreOffice/4/user/template/my_default.ott" meta:date="2025-09-06T06:01:25.350303800"/>
  </office:meta>
</office:document-meta>
</file>